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57.41mm" svg:height="111.56mm" svg:x="197.94mm" svg:y="11.4mm">
            <draw:object draw:notify-on-update-of-ranges="Tabelle1.A1:Tabelle1.A1 Tabelle1.A2:Tabelle1.A38 Tabelle1.B1:Tabelle1.B1 Tabelle1.B2:Tabelle1.B38 Tabelle1.A1:Tabelle1.A1 Tabelle1.A2:Tabelle1.A38 Tabelle1.C1:Tabelle1.C1 Tabelle1.C2:Tabelle1.C38 Tabelle1.A1:Tabelle1.A1 Tabelle1.A2:Tabelle1.A38 Tabelle1.D1:Tabelle1.D1 Tabelle1.D2:Tabelle1.D38 Tabelle1.A1:Tabelle1.A1 Tabelle1.A2:Tabelle1.A38 Tabelle1.E1:Tabelle1.E1 Tabelle1.E2:Tabelle1.E38 Tabelle1.A1:Tabelle1.A1 Tabelle1.A2:Tabelle1.A38 Tabelle1.F1:Tabelle1.F1 Tabelle1.F2:Tabelle1.F38 Tabelle1.A1:Tabelle1.A1 Tabelle1.A2:Tabelle1.A38 Tabelle1.G1:Tabelle1.G1 Tabelle1.G2:Tabelle1.G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24.07mm" svg:height="182.28mm" svg:x="534.26mm" svg:y="16.67mm">
            <draw:object draw:notify-on-update-of-ranges="Tabelle1.T2:Tabelle1.T80 Tabelle1.V1:Tabelle1.V1 Tabelle1.V2:Tabelle1.V8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5.37mm" svg:height="111.83mm" svg:x="174.27mm" svg:y="134.4mm">
            <draw:object draw:notify-on-update-of-ranges="Tabelle1.A2:Tabelle1.A26 Tabelle1.F1:Tabelle1.F1 Tabelle1.F2:Tabelle1.F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Frequenz in kHz</text:p>
          </table:table-cell>
          <table:table-cell office:value-type="string" calcext:value-type="string">
            <text:p>MM74COON</text:p>
          </table:table-cell>
          <table:table-cell office:value-type="string" calcext:value-type="string">
            <text:p>K155LA3</text:p>
          </table:table-cell>
          <table:table-cell office:value-type="string" calcext:value-type="string">
            <text:p>V4012D</text:p>
          </table:table-cell>
          <table:table-cell office:value-type="string" calcext:value-type="string">
            <text:p>CD74HCT00E</text:p>
          </table:table-cell>
          <table:table-cell office:value-type="string" calcext:value-type="string">
            <text:p>SN74HC00</text:p>
          </table:table-cell>
          <table:table-cell office:value-type="string" calcext:value-type="string">
            <text:p>SN74LS25</text:p>
          </table:table-cell>
          <table:table-cell table:number-columns-repeated="12"/>
          <table:table-cell office:value-type="string" calcext:value-type="string">
            <text:p>kHz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6" calcext:value-type="float">
            <text:p>0.0006</text:p>
          </table:table-cell>
          <table:table-cell office:value-type="float" office:value="1.54" calcext:value-type="float">
            <text:p>1.5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439" calcext:value-type="float">
            <text:p>0.439</text:p>
          </table:table-cell>
          <table:table-cell table:number-columns-repeated="12"/>
          <table:table-cell table:formula="of:=[.U2]/1000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4" calcext:value-type="float">
            <text:p>0.0024</text:p>
          </table:table-cell>
          <table:table-cell office:value-type="float" office:value="1.54" calcext:value-type="float">
            <text:p>1.54</text:p>
          </table:table-cell>
          <table:table-cell office:value-type="float" office:value="0.0019" calcext:value-type="float">
            <text:p>0.0019</text:p>
          </table:table-cell>
          <table:table-cell table:number-columns-repeated="15"/>
          <table:table-cell table:formula="of:=[.U3]/1000" office:value-type="float" office:value="1.15" calcext:value-type="float">
            <text:p>1.15</text:p>
          </table:table-cell>
          <table:table-cell office:value-type="float" office:value="1150" calcext:value-type="float">
            <text:p>11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  <table:table-cell office:value-type="float" office:value="1.54" calcext:value-type="float">
            <text:p>1.54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7" calcext:value-type="float">
            <text:p>0.0027</text:p>
          </table:table-cell>
          <table:table-cell table:number-columns-repeated="13"/>
          <table:table-cell table:formula="of:=[.U4]/1000" office:value-type="float" office:value="1.322" calcext:value-type="float">
            <text:p>1.322</text:p>
          </table:table-cell>
          <table:table-cell office:value-type="float" office:value="1322" calcext:value-type="float">
            <text:p>132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32" calcext:value-type="float">
            <text:p>0.0032</text:p>
          </table:table-cell>
          <table:table-cell office:value-type="float" office:value="443" calcext:value-type="float">
            <text:p>443</text:p>
          </table:table-cell>
          <table:table-cell table:number-columns-repeated="12"/>
          <table:table-cell table:formula="of:=[.U5]/1000" office:value-type="float" office:value="1.52" calcext:value-type="float">
            <text:p>1.52</text:p>
          </table:table-cell>
          <table:table-cell office:value-type="float" office:value="1520" calcext:value-type="float">
            <text:p>15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0.0127" calcext:value-type="float">
            <text:p>0.0127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4" calcext:value-type="float">
            <text:p>0.004</text:p>
          </table:table-cell>
          <table:table-cell table:number-columns-repeated="13"/>
          <table:table-cell table:formula="of:=[.U6]/1000" office:value-type="float" office:value="1.749" calcext:value-type="float">
            <text:p>1.749</text:p>
          </table:table-cell>
          <table:table-cell office:value-type="float" office:value="1749" calcext:value-type="float">
            <text:p>17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float" office:value="0.0191" calcext:value-type="float">
            <text:p>0.019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9" calcext:value-type="float">
            <text:p>0.0049</text:p>
          </table:table-cell>
          <table:table-cell table:number-columns-repeated="13"/>
          <table:table-cell table:formula="of:=[.U7]/1000" office:value-type="float" office:value="2.011" calcext:value-type="float">
            <text:p>2.011</text:p>
          </table:table-cell>
          <table:table-cell office:value-type="float" office:value="2011" calcext:value-type="float">
            <text:p>201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0.0254" calcext:value-type="float">
            <text:p>0.0254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57" calcext:value-type="float">
            <text:p>0.0057</text:p>
          </table:table-cell>
          <table:table-cell table:number-columns-repeated="13"/>
          <table:table-cell table:formula="of:=[.U8]/1000" office:value-type="float" office:value="2.313" calcext:value-type="float">
            <text:p>2.313</text:p>
          </table:table-cell>
          <table:table-cell office:value-type="float" office:value="2313" calcext:value-type="float">
            <text:p>231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18" calcext:value-type="float">
            <text:p>0.0318</text:p>
          </table:table-cell>
          <table:table-cell office:value-type="float" office:value="0.0032" calcext:value-type="float">
            <text:p>0.0032</text:p>
          </table:table-cell>
          <table:table-cell table:number-columns-repeated="14"/>
          <table:table-cell table:formula="of:=[.U9]/1000" office:value-type="float" office:value="2.66" calcext:value-type="float">
            <text:p>2.66</text:p>
          </table:table-cell>
          <table:table-cell office:value-type="float" office:value="2660" calcext:value-type="float">
            <text:p>266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8" calcext:value-type="float">
            <text:p>0.048</text:p>
          </table:table-cell>
          <table:table-cell office:value-type="float" office:value="1.57" calcext:value-type="float">
            <text:p>1.57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9" calcext:value-type="float">
            <text:p>0.009</text:p>
          </table:table-cell>
          <table:table-cell table:number-columns-repeated="13"/>
          <table:table-cell table:formula="of:=[.U10]/1000" office:value-type="float" office:value="3.059" calcext:value-type="float">
            <text:p>3.059</text:p>
          </table:table-cell>
          <table:table-cell office:value-type="float" office:value="3059" calcext:value-type="float">
            <text:p>305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468" calcext:value-type="float">
            <text:p>468</text:p>
          </table:table-cell>
          <table:table-cell table:number-columns-repeated="12"/>
          <table:table-cell table:formula="of:=[.U11]/1000" office:value-type="float" office:value="3.517" calcext:value-type="float">
            <text:p>3.517</text:p>
          </table:table-cell>
          <table:table-cell office:value-type="float" office:value="3517" calcext:value-type="float">
            <text:p>351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float" office:value="0.0823" calcext:value-type="float">
            <text:p>0.082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29" calcext:value-type="float">
            <text:p>0.0129</text:p>
          </table:table-cell>
          <table:table-cell table:number-columns-repeated="13"/>
          <table:table-cell table:formula="of:=[.U12]/1000" office:value-type="float" office:value="4.045" calcext:value-type="float">
            <text:p>4.045</text:p>
          </table:table-cell>
          <table:table-cell office:value-type="float" office:value="4045" calcext:value-type="float">
            <text:p>40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18" calcext:value-type="float">
            <text:p>0.118</text:p>
          </table:table-cell>
          <table:table-cell office:value-type="float" office:value="1.62" calcext:value-type="float">
            <text:p>1.62</text:p>
          </table:table-cell>
          <table:table-cell office:value-type="float" office:value="0.1257" calcext:value-type="float">
            <text:p>0.1257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173" calcext:value-type="float">
            <text:p>0.0173</text:p>
          </table:table-cell>
          <table:table-cell table:number-columns-repeated="13"/>
          <table:table-cell table:formula="of:=[.U13]/1000" office:value-type="float" office:value="4.652" calcext:value-type="float">
            <text:p>4.652</text:p>
          </table:table-cell>
          <table:table-cell office:value-type="float" office:value="4652" calcext:value-type="float">
            <text:p>46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93" calcext:value-type="float">
            <text:p>0.193</text:p>
          </table:table-cell>
          <table:table-cell/>
          <table:table-cell office:value-type="float" office:value="0.1853" calcext:value-type="float">
            <text:p>0.1853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223" calcext:value-type="float">
            <text:p>0.0223</text:p>
          </table:table-cell>
          <table:table-cell table:number-columns-repeated="13"/>
          <table:table-cell table:formula="of:=[.U14]/1000" office:value-type="float" office:value="5.35" calcext:value-type="float">
            <text:p>5.35</text:p>
          </table:table-cell>
          <table:table-cell office:value-type="float" office:value="5350" calcext:value-type="float">
            <text:p>53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58" calcext:value-type="float">
            <text:p>0.258</text:p>
          </table:table-cell>
          <table:table-cell/>
          <table:table-cell office:value-type="float" office:value="0.2857" calcext:value-type="float">
            <text:p>0.285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243" calcext:value-type="float">
            <text:p>0.0243</text:p>
          </table:table-cell>
          <table:table-cell table:number-columns-repeated="13"/>
          <table:table-cell table:formula="of:=[.U15]/1000" office:value-type="float" office:value="6.152" calcext:value-type="float">
            <text:p>6.152</text:p>
          </table:table-cell>
          <table:table-cell office:value-type="float" office:value="6152" calcext:value-type="float">
            <text:p>615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2" calcext:value-type="float">
            <text:p>0.32</text:p>
          </table:table-cell>
          <table:table-cell office:value-type="float" office:value="1.73" calcext:value-type="float">
            <text:p>1.73</text:p>
          </table:table-cell>
          <table:table-cell office:value-type="float" office:value="0.358" calcext:value-type="float">
            <text:p>0.358</text:p>
          </table:table-cell>
          <table:table-cell office:value-type="float" office:value="0.765" calcext:value-type="float">
            <text:p>0.765</text:p>
          </table:table-cell>
          <table:table-cell office:value-type="float" office:value="0.0254" calcext:value-type="float">
            <text:p>0.0254</text:p>
          </table:table-cell>
          <table:table-cell table:number-columns-repeated="13"/>
          <table:table-cell table:formula="of:=[.U16]/1000" office:value-type="float" office:value="7.075" calcext:value-type="float">
            <text:p>7.075</text:p>
          </table:table-cell>
          <table:table-cell office:value-type="float" office:value="7075" calcext:value-type="float">
            <text:p>707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0.429" calcext:value-type="float">
            <text:p>0.42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263" calcext:value-type="float">
            <text:p>0.0263</text:p>
          </table:table-cell>
          <table:table-cell table:number-columns-repeated="13"/>
          <table:table-cell table:formula="of:=[.U17]/1000" office:value-type="float" office:value="8.137" calcext:value-type="float">
            <text:p>8.137</text:p>
          </table:table-cell>
          <table:table-cell office:value-type="float" office:value="8137" calcext:value-type="float">
            <text:p>81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124" calcext:value-type="float">
            <text:p>0.124</text:p>
          </table:table-cell>
          <table:table-cell office:value-type="float" office:value="0.026" calcext:value-type="float">
            <text:p>0.026</text:p>
          </table:table-cell>
          <table:table-cell table:number-columns-repeated="13"/>
          <table:table-cell table:formula="of:=[.U18]/1000" office:value-type="float" office:value="9.357" calcext:value-type="float">
            <text:p>9.357</text:p>
          </table:table-cell>
          <table:table-cell office:value-type="float" office:value="9357" calcext:value-type="float">
            <text:p>935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515" calcext:value-type="float">
            <text:p>0.515</text:p>
          </table:table-cell>
          <table:table-cell/>
          <table:table-cell office:value-type="float" office:value="0.569" calcext:value-type="float">
            <text:p>0.569</text:p>
          </table:table-cell>
          <table:table-cell office:value-type="float" office:value="0.149" calcext:value-type="float">
            <text:p>0.149</text:p>
          </table:table-cell>
          <table:table-cell office:value-type="float" office:value="0.0253" calcext:value-type="float">
            <text:p>0.0253</text:p>
          </table:table-cell>
          <table:table-cell table:number-columns-repeated="13"/>
          <table:table-cell table:formula="of:=[.U19]/1000" office:value-type="float" office:value="10.761" calcext:value-type="float">
            <text:p>10.761</text:p>
          </table:table-cell>
          <table:table-cell office:value-type="float" office:value="10761" calcext:value-type="float">
            <text:p>1076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577" calcext:value-type="float">
            <text:p>0.577</text:p>
          </table:table-cell>
          <table:table-cell/>
          <table:table-cell office:value-type="float" office:value="0.636" calcext:value-type="float">
            <text:p>0.636</text:p>
          </table:table-cell>
          <table:table-cell office:value-type="float" office:value="0.172" calcext:value-type="float">
            <text:p>0.172</text:p>
          </table:table-cell>
          <table:table-cell office:value-type="float" office:value="0.0281" calcext:value-type="float">
            <text:p>0.0281</text:p>
          </table:table-cell>
          <table:table-cell table:number-columns-repeated="13"/>
          <table:table-cell table:formula="of:=[.U20]/1000" office:value-type="float" office:value="12.375" calcext:value-type="float">
            <text:p>12.375</text:p>
          </table:table-cell>
          <table:table-cell office:value-type="float" office:value="12375" calcext:value-type="float">
            <text:p>1237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64" calcext:value-type="float">
            <text:p>0.64</text:p>
          </table:table-cell>
          <table:table-cell office:value-type="float" office:value="1.93" calcext:value-type="float">
            <text:p>1.93</text:p>
          </table:table-cell>
          <table:table-cell office:value-type="float" office:value="0.7" calcext:value-type="float">
            <text:p>0.7</text:p>
          </table:table-cell>
          <table:table-cell office:value-type="float" office:value="0.295" calcext:value-type="float">
            <text:p>0.295</text:p>
          </table:table-cell>
          <table:table-cell office:value-type="float" office:value="0.0278" calcext:value-type="float">
            <text:p>0.0278</text:p>
          </table:table-cell>
          <table:table-cell office:value-type="float" office:value="494" calcext:value-type="float">
            <text:p>494</text:p>
          </table:table-cell>
          <table:table-cell table:number-columns-repeated="12"/>
          <table:table-cell table:formula="of:=[.U21]/1000" office:value-type="float" office:value="14.231" calcext:value-type="float">
            <text:p>14.231</text:p>
          </table:table-cell>
          <table:table-cell office:value-type="float" office:value="14231" calcext:value-type="float">
            <text:p>1423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float" office:value="1.02" calcext:value-type="float">
            <text:p>1.02</text:p>
          </table:table-cell>
          <table:table-cell office:value-type="float" office:value="0.468" calcext:value-type="float">
            <text:p>0.468</text:p>
          </table:table-cell>
          <table:table-cell office:value-type="float" office:value="0.0257" calcext:value-type="float">
            <text:p>0.0257</text:p>
          </table:table-cell>
          <table:table-cell table:number-columns-repeated="13"/>
          <table:table-cell table:formula="of:=[.U22]/1000" office:value-type="float" office:value="16.366" calcext:value-type="float">
            <text:p>16.366</text:p>
          </table:table-cell>
          <table:table-cell office:value-type="float" office:value="16366" calcext:value-type="float">
            <text:p>163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2" calcext:value-type="float">
            <text:p>1.2</text:p>
          </table:table-cell>
          <table:table-cell office:value-type="float" office:value="2.28" calcext:value-type="float">
            <text:p>2.28</text:p>
          </table:table-cell>
          <table:table-cell office:value-type="float" office:value="1.25" calcext:value-type="float">
            <text:p>1.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029" calcext:value-type="float">
            <text:p>0.029</text:p>
          </table:table-cell>
          <table:table-cell table:number-columns-repeated="13"/>
          <table:table-cell table:formula="of:=[.U23]/1000" office:value-type="float" office:value="18.821" calcext:value-type="float">
            <text:p>18.821</text:p>
          </table:table-cell>
          <table:table-cell office:value-type="float" office:value="18821" calcext:value-type="float">
            <text:p>1882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.37" calcext:value-type="float">
            <text:p>1.37</text:p>
          </table:table-cell>
          <table:table-cell office:value-type="float" office:value="2.46" calcext:value-type="float">
            <text:p>2.46</text:p>
          </table:table-cell>
          <table:table-cell office:value-type="float" office:value="1.39" calcext:value-type="float">
            <text:p>1.39</text:p>
          </table:table-cell>
          <table:table-cell office:value-type="float" office:value="0.855" calcext:value-type="float">
            <text:p>0.855</text:p>
          </table:table-cell>
          <table:table-cell office:value-type="float" office:value="0.0374" calcext:value-type="float">
            <text:p>0.0374</text:p>
          </table:table-cell>
          <table:table-cell table:number-columns-repeated="13"/>
          <table:table-cell table:formula="of:=[.U24]/1000" office:value-type="float" office:value="21.644" calcext:value-type="float">
            <text:p>21.644</text:p>
          </table:table-cell>
          <table:table-cell office:value-type="float" office:value="21644" calcext:value-type="float">
            <text:p>216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45" calcext:value-type="float">
            <text:p>1.45</text:p>
          </table:table-cell>
          <table:table-cell office:value-type="float" office:value="2.63" calcext:value-type="float">
            <text:p>2.63</text:p>
          </table:table-cell>
          <table:table-cell office:value-type="float" office:value="1.51" calcext:value-type="float">
            <text:p>1.51</text:p>
          </table:table-cell>
          <table:table-cell office:value-type="float" office:value="0.94" calcext:value-type="float">
            <text:p>0.94</text:p>
          </table:table-cell>
          <table:table-cell office:value-type="float" office:value="0.0445" calcext:value-type="float">
            <text:p>0.0445</text:p>
          </table:table-cell>
          <table:table-cell table:number-columns-repeated="13"/>
          <table:table-cell table:formula="of:=[.U25]/1000" office:value-type="float" office:value="24.891" calcext:value-type="float">
            <text:p>24.891</text:p>
          </table:table-cell>
          <table:table-cell office:value-type="float" office:value="24891" calcext:value-type="float">
            <text:p>248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.48" calcext:value-type="float">
            <text:p>1.48</text:p>
          </table:table-cell>
          <table:table-cell office:value-type="float" office:value="2.78" calcext:value-type="float">
            <text:p>2.78</text:p>
          </table:table-cell>
          <table:table-cell office:value-type="float" office:value="1.6" calcext:value-type="float">
            <text:p>1.6</text:p>
          </table:table-cell>
          <table:table-cell office:value-type="float" office:value="1.06" calcext:value-type="float">
            <text:p>1.06</text:p>
          </table:table-cell>
          <table:table-cell office:value-type="float" office:value="0.0427" calcext:value-type="float">
            <text:p>0.0427</text:p>
          </table:table-cell>
          <table:table-cell table:number-columns-repeated="13"/>
          <table:table-cell table:formula="of:=[.U26]/1000" office:value-type="float" office:value="28.625" calcext:value-type="float">
            <text:p>28.625</text:p>
          </table:table-cell>
          <table:table-cell office:value-type="float" office:value="28625" calcext:value-type="float">
            <text:p>286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49" calcext:value-type="float">
            <text:p>1.49</text:p>
          </table:table-cell>
          <table:table-cell office:value-type="float" office:value="2.94" calcext:value-type="float">
            <text:p>2.94</text:p>
          </table:table-cell>
          <table:table-cell office:value-type="float" office:value="1.67" calcext:value-type="float">
            <text:p>1.67</text:p>
          </table:table-cell>
          <table:table-cell office:value-type="float" office:value="1.26" calcext:value-type="float">
            <text:p>1.26</text:p>
          </table:table-cell>
          <table:table-cell office:value-type="float" office:value="0.0385" calcext:value-type="float">
            <text:p>0.0385</text:p>
          </table:table-cell>
          <table:table-cell table:number-columns-repeated="13"/>
          <table:table-cell table:formula="of:=[.U27]/1000" office:value-type="float" office:value="32.918" calcext:value-type="float">
            <text:p>32.918</text:p>
          </table:table-cell>
          <table:table-cell office:value-type="float" office:value="32918" calcext:value-type="float">
            <text:p>329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44" calcext:value-type="float">
            <text:p>1.44</text:p>
          </table:table-cell>
          <table:table-cell office:value-type="float" office:value="3.3" calcext:value-type="float">
            <text:p>3.3</text:p>
          </table:table-cell>
          <table:table-cell office:value-type="float" office:value="1.74" calcext:value-type="float">
            <text:p>1.74</text:p>
          </table:table-cell>
          <table:table-cell table:number-columns-repeated="15"/>
          <table:table-cell table:formula="of:=[.U28]/1000" office:value-type="float" office:value="37.856" calcext:value-type="float">
            <text:p>37.856</text:p>
          </table:table-cell>
          <table:table-cell office:value-type="float" office:value="37856" calcext:value-type="float">
            <text:p>3785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4" calcext:value-type="float">
            <text:p>1.4</text:p>
          </table:table-cell>
          <table:table-cell office:value-type="float" office:value="3.56" calcext:value-type="float">
            <text:p>3.56</text:p>
          </table:table-cell>
          <table:table-cell office:value-type="float" office:value="1.79" calcext:value-type="float">
            <text:p>1.79</text:p>
          </table:table-cell>
          <table:table-cell table:number-columns-repeated="15"/>
          <table:table-cell table:formula="of:=[.U29]/1000" office:value-type="float" office:value="43.535" calcext:value-type="float">
            <text:p>43.535</text:p>
          </table:table-cell>
          <table:table-cell office:value-type="float" office:value="43535" calcext:value-type="float">
            <text:p>435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.38" calcext:value-type="float">
            <text:p>1.38</text:p>
          </table:table-cell>
          <table:table-cell office:value-type="float" office:value="3.84" calcext:value-type="float">
            <text:p>3.84</text:p>
          </table:table-cell>
          <table:table-cell office:value-type="float" office:value="1.8" calcext:value-type="float">
            <text:p>1.8</text:p>
          </table:table-cell>
          <table:table-cell table:number-columns-repeated="15"/>
          <table:table-cell table:formula="of:=[.U30]/1000" office:value-type="float" office:value="50.065" calcext:value-type="float">
            <text:p>50.065</text:p>
          </table:table-cell>
          <table:table-cell office:value-type="float" office:value="50065" calcext:value-type="float">
            <text:p>5006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33" calcext:value-type="float">
            <text:p>1.33</text:p>
          </table:table-cell>
          <table:table-cell office:value-type="float" office:value="4.06" calcext:value-type="float">
            <text:p>4.06</text:p>
          </table:table-cell>
          <table:table-cell office:value-type="float" office:value="1.8" calcext:value-type="float">
            <text:p>1.8</text:p>
          </table:table-cell>
          <table:table-cell table:number-columns-repeated="15"/>
          <table:table-cell table:formula="of:=[.U31]/1000" office:value-type="float" office:value="57.575" calcext:value-type="float">
            <text:p>57.575</text:p>
          </table:table-cell>
          <table:table-cell office:value-type="float" office:value="57575" calcext:value-type="float">
            <text:p>5757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.28" calcext:value-type="float">
            <text:p>1.28</text:p>
          </table:table-cell>
          <table:table-cell office:value-type="float" office:value="4.2" calcext:value-type="float">
            <text:p>4.2</text:p>
          </table:table-cell>
          <table:table-cell office:value-type="float" office:value="1.76" calcext:value-type="float">
            <text:p>1.76</text:p>
          </table:table-cell>
          <table:table-cell table:number-columns-repeated="15"/>
          <table:table-cell table:formula="of:=[.U32]/1000" office:value-type="float" office:value="66.211" calcext:value-type="float">
            <text:p>66.211</text:p>
          </table:table-cell>
          <table:table-cell office:value-type="float" office:value="66211" calcext:value-type="float">
            <text:p>6621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2"/>
          <table:table-cell office:value-type="float" office:value="554" calcext:value-type="float">
            <text:p>554</text:p>
          </table:table-cell>
          <table:table-cell table:number-columns-repeated="12"/>
          <table:table-cell table:formula="of:=[.U33]/1000" office:value-type="float" office:value="76.143" calcext:value-type="float">
            <text:p>76.143</text:p>
          </table:table-cell>
          <table:table-cell office:value-type="float" office:value="76143" calcext:value-type="float">
            <text:p>761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7" calcext:value-type="float">
            <text:p>0.7</text:p>
          </table:table-cell>
          <table:table-cell office:value-type="float" office:value="5.38" calcext:value-type="float">
            <text:p>5.38</text:p>
          </table:table-cell>
          <table:table-cell office:value-type="float" office:value="1.33" calcext:value-type="float">
            <text:p>1.33</text:p>
          </table:table-cell>
          <table:table-cell table:number-columns-repeated="15"/>
          <table:table-cell table:formula="of:=[.U34]/1000" office:value-type="float" office:value="87.565" calcext:value-type="float">
            <text:p>87.565</text:p>
          </table:table-cell>
          <table:table-cell office:value-type="float" office:value="87565" calcext:value-type="float">
            <text:p>875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54" calcext:value-type="float">
            <text:p>0.54</text:p>
          </table:table-cell>
          <table:table-cell office:value-type="float" office:value="4.6" calcext:value-type="float">
            <text:p>4.6</text:p>
          </table:table-cell>
          <table:table-cell office:value-type="float" office:value="1.2" calcext:value-type="float">
            <text:p>1.2</text:p>
          </table:table-cell>
          <table:table-cell table:number-columns-repeated="15"/>
          <table:table-cell table:formula="of:=[.U35]/1000" office:value-type="float" office:value="100.699" calcext:value-type="float">
            <text:p>100.699</text:p>
          </table:table-cell>
          <table:table-cell office:value-type="float" office:value="100699" calcext:value-type="float">
            <text:p>1006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45" calcext:value-type="float">
            <text:p>0.45</text:p>
          </table:table-cell>
          <table:table-cell office:value-type="float" office:value="3.6" calcext:value-type="float">
            <text:p>3.6</text:p>
          </table:table-cell>
          <table:table-cell office:value-type="float" office:value="1.14" calcext:value-type="float">
            <text:p>1.14</text:p>
          </table:table-cell>
          <table:table-cell table:number-columns-repeated="15"/>
          <table:table-cell table:formula="of:=[.U36]/1000" office:value-type="float" office:value="115.804" calcext:value-type="float">
            <text:p>115.804</text:p>
          </table:table-cell>
          <table:table-cell office:value-type="float" office:value="115804" calcext:value-type="float">
            <text:p>11580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43" calcext:value-type="float">
            <text:p>0.43</text:p>
          </table:table-cell>
          <table:table-cell office:value-type="float" office:value="3.2" calcext:value-type="float">
            <text:p>3.2</text:p>
          </table:table-cell>
          <table:table-cell office:value-type="float" office:value="1.09" calcext:value-type="float">
            <text:p>1.09</text:p>
          </table:table-cell>
          <table:table-cell table:number-columns-repeated="15"/>
          <table:table-cell table:formula="of:=[.U37]/1000" office:value-type="float" office:value="133.175" calcext:value-type="float">
            <text:p>133.175</text:p>
          </table:table-cell>
          <table:table-cell office:value-type="float" office:value="133175" calcext:value-type="float">
            <text:p>13317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4" calcext:value-type="float">
            <text:p>0.4</text:p>
          </table:table-cell>
          <table:table-cell office:value-type="float" office:value="3.14" calcext:value-type="float">
            <text:p>3.14</text:p>
          </table:table-cell>
          <table:table-cell office:value-type="float" office:value="0.7" calcext:value-type="float">
            <text:p>0.7</text:p>
          </table:table-cell>
          <table:table-cell table:number-columns-repeated="15"/>
          <table:table-cell table:formula="of:=[.U38]/1000" office:value-type="float" office:value="153.151" calcext:value-type="float">
            <text:p>153.151</text:p>
          </table:table-cell>
          <table:table-cell office:value-type="float" office:value="153151" calcext:value-type="float">
            <text:p>15315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19"/>
          <table:table-cell table:formula="of:=[.U39]/1000" office:value-type="float" office:value="176.124" calcext:value-type="float">
            <text:p>176.124</text:p>
          </table:table-cell>
          <table:table-cell office:value-type="float" office:value="176124" calcext:value-type="float">
            <text:p>1761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19"/>
          <table:table-cell table:formula="of:=[.U40]/1000" office:value-type="float" office:value="202.543" calcext:value-type="float">
            <text:p>202.543</text:p>
          </table:table-cell>
          <table:table-cell office:value-type="float" office:value="202543" calcext:value-type="float">
            <text:p>2025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19"/>
          <table:table-cell table:formula="of:=[.U41]/1000" office:value-type="float" office:value="232.924" calcext:value-type="float">
            <text:p>232.924</text:p>
          </table:table-cell>
          <table:table-cell office:value-type="float" office:value="232924" calcext:value-type="float">
            <text:p>2329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19"/>
          <table:table-cell table:formula="of:=[.U42]/1000" office:value-type="float" office:value="267.863" calcext:value-type="float">
            <text:p>267.863</text:p>
          </table:table-cell>
          <table:table-cell office:value-type="float" office:value="267863" calcext:value-type="float">
            <text:p>26786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19"/>
          <table:table-cell table:formula="of:=[.U43]/1000" office:value-type="float" office:value="308.043" calcext:value-type="float">
            <text:p>308.043</text:p>
          </table:table-cell>
          <table:table-cell office:value-type="float" office:value="308043" calcext:value-type="float">
            <text:p>3080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19"/>
          <table:table-cell table:formula="of:=[.U44]/1000" office:value-type="float" office:value="354.249" calcext:value-type="float">
            <text:p>354.249</text:p>
          </table:table-cell>
          <table:table-cell office:value-type="float" office:value="354249" calcext:value-type="float">
            <text:p>3542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19"/>
          <table:table-cell table:formula="of:=[.U45]/1000" office:value-type="float" office:value="407.386" calcext:value-type="float">
            <text:p>407.386</text:p>
          </table:table-cell>
          <table:table-cell office:value-type="float" office:value="407386" calcext:value-type="float">
            <text:p>40738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19"/>
          <table:table-cell table:formula="of:=[.U46]/1000" office:value-type="float" office:value="468.495" calcext:value-type="float">
            <text:p>468.495</text:p>
          </table:table-cell>
          <table:table-cell office:value-type="float" office:value="468495" calcext:value-type="float">
            <text:p>46849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19"/>
          <table:table-cell table:formula="of:=[.U47]/1000" office:value-type="float" office:value="538.769" calcext:value-type="float">
            <text:p>538.769</text:p>
          </table:table-cell>
          <table:table-cell office:value-type="float" office:value="538769" calcext:value-type="float">
            <text:p>53876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19"/>
          <table:table-cell table:formula="of:=[.U48]/1000" office:value-type="float" office:value="619.584" calcext:value-type="float">
            <text:p>619.584</text:p>
          </table:table-cell>
          <table:table-cell office:value-type="float" office:value="619584" calcext:value-type="float">
            <text:p>61958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19"/>
          <table:table-cell table:formula="of:=[.U49]/1000" office:value-type="float" office:value="712.522" calcext:value-type="float">
            <text:p>712.522</text:p>
          </table:table-cell>
          <table:table-cell office:value-type="float" office:value="712522" calcext:value-type="float">
            <text:p>71252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19"/>
          <table:table-cell table:formula="of:=[.U50]/1000" office:value-type="float" office:value="819.4" calcext:value-type="float">
            <text:p>819.4</text:p>
          </table:table-cell>
          <table:table-cell office:value-type="float" office:value="819400" calcext:value-type="float">
            <text:p>8194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19"/>
          <table:table-cell table:formula="of:=[.U51]/1000" office:value-type="float" office:value="942.31" calcext:value-type="float">
            <text:p>942.31</text:p>
          </table:table-cell>
          <table:table-cell office:value-type="float" office:value="942310" calcext:value-type="float">
            <text:p>9423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9"/>
          <table:table-cell table:formula="of:=[.U52]/1000" office:value-type="float" office:value="1083.657" calcext:value-type="float">
            <text:p>1083.657</text:p>
          </table:table-cell>
          <table:table-cell office:value-type="float" office:value="1083657" calcext:value-type="float">
            <text:p>108365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19"/>
          <table:table-cell table:formula="of:=[.U53]/1000" office:value-type="float" office:value="1246.206" calcext:value-type="float">
            <text:p>1246.206</text:p>
          </table:table-cell>
          <table:table-cell office:value-type="float" office:value="1246206" calcext:value-type="float">
            <text:p>124620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19"/>
          <table:table-cell table:formula="of:=[.U54]/1000" office:value-type="float" office:value="1433.136" calcext:value-type="float">
            <text:p>1433.136</text:p>
          </table:table-cell>
          <table:table-cell office:value-type="float" office:value="1433136" calcext:value-type="float">
            <text:p>143313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19"/>
          <table:table-cell table:formula="of:=[.U55]/1000" office:value-type="float" office:value="1648.107" calcext:value-type="float">
            <text:p>1648.107</text:p>
          </table:table-cell>
          <table:table-cell office:value-type="float" office:value="1648107" calcext:value-type="float">
            <text:p>164810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19"/>
          <table:table-cell table:formula="of:=[.U56]/1000" office:value-type="float" office:value="1895.323" calcext:value-type="float">
            <text:p>1895.323</text:p>
          </table:table-cell>
          <table:table-cell office:value-type="float" office:value="1895323" calcext:value-type="float">
            <text:p>189532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19"/>
          <table:table-cell table:formula="of:=[.U57]/1000" office:value-type="float" office:value="2179.622" calcext:value-type="float">
            <text:p>2179.622</text:p>
          </table:table-cell>
          <table:table-cell office:value-type="float" office:value="2179622" calcext:value-type="float">
            <text:p>217962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19"/>
          <table:table-cell table:formula="of:=[.U58]/1000" office:value-type="float" office:value="2506.565" calcext:value-type="float">
            <text:p>2506.565</text:p>
          </table:table-cell>
          <table:table-cell office:value-type="float" office:value="2506565" calcext:value-type="float">
            <text:p>250656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19"/>
          <table:table-cell table:formula="of:=[.U59]/1000" office:value-type="float" office:value="2882.55" calcext:value-type="float">
            <text:p>2882.55</text:p>
          </table:table-cell>
          <table:table-cell office:value-type="float" office:value="2882550" calcext:value-type="float">
            <text:p>288255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19"/>
          <table:table-cell table:formula="of:=[.U60]/1000" office:value-type="float" office:value="3314.932" calcext:value-type="float">
            <text:p>3314.932</text:p>
          </table:table-cell>
          <table:table-cell office:value-type="float" office:value="3314932" calcext:value-type="float">
            <text:p>331493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19"/>
          <table:table-cell table:formula="of:=[.U61]/1000" office:value-type="float" office:value="3812.172" calcext:value-type="float">
            <text:p>3812.172</text:p>
          </table:table-cell>
          <table:table-cell office:value-type="float" office:value="3812172" calcext:value-type="float">
            <text:p>381217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9"/>
          <table:table-cell table:formula="of:=[.U62]/1000" office:value-type="float" office:value="4383.998" calcext:value-type="float">
            <text:p>4383.998</text:p>
          </table:table-cell>
          <table:table-cell office:value-type="float" office:value="4383998" calcext:value-type="float">
            <text:p>438399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19"/>
          <table:table-cell table:formula="of:=[.U63]/1000" office:value-type="float" office:value="5041.598" calcext:value-type="float">
            <text:p>5041.598</text:p>
          </table:table-cell>
          <table:table-cell office:value-type="float" office:value="5041598" calcext:value-type="float">
            <text:p>504159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19"/>
          <table:table-cell table:formula="of:=[.U64]/1000" office:value-type="float" office:value="5797.838" calcext:value-type="float">
            <text:p>5797.838</text:p>
          </table:table-cell>
          <table:table-cell office:value-type="float" office:value="5797838" calcext:value-type="float">
            <text:p>579783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19"/>
          <table:table-cell table:formula="of:=[.U65]/1000" office:value-type="float" office:value="6667.514" calcext:value-type="float">
            <text:p>6667.514</text:p>
          </table:table-cell>
          <table:table-cell office:value-type="float" office:value="6667514" calcext:value-type="float">
            <text:p>66675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19"/>
          <table:table-cell table:formula="of:=[.U66]/1000" office:value-type="float" office:value="7667.641" calcext:value-type="float">
            <text:p>7667.641</text:p>
          </table:table-cell>
          <table:table-cell office:value-type="float" office:value="7667641" calcext:value-type="float">
            <text:p>766764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19"/>
          <table:table-cell table:formula="of:=[.U67]/1000" office:value-type="float" office:value="8817.787" calcext:value-type="float">
            <text:p>8817.787</text:p>
          </table:table-cell>
          <table:table-cell office:value-type="float" office:value="8817787" calcext:value-type="float">
            <text:p>881778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19"/>
          <table:table-cell table:formula="of:=[.U68]/1000" office:value-type="float" office:value="10140.455" calcext:value-type="float">
            <text:p>10140.455</text:p>
          </table:table-cell>
          <table:table-cell office:value-type="float" office:value="10140455" calcext:value-type="float">
            <text:p>1014045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19"/>
          <table:table-cell table:formula="of:=[.U69]/1000" office:value-type="float" office:value="11661.523" calcext:value-type="float">
            <text:p>11661.523</text:p>
          </table:table-cell>
          <table:table-cell office:value-type="float" office:value="11661523" calcext:value-type="float">
            <text:p>1166152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19"/>
          <table:table-cell table:formula="of:=[.U70]/1000" office:value-type="float" office:value="13410.752" calcext:value-type="float">
            <text:p>13410.752</text:p>
          </table:table-cell>
          <table:table-cell office:value-type="float" office:value="13410752" calcext:value-type="float">
            <text:p>1341075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19"/>
          <table:table-cell table:formula="of:=[.U71]/1000" office:value-type="float" office:value="15422.365" calcext:value-type="float">
            <text:p>15422.365</text:p>
          </table:table-cell>
          <table:table-cell office:value-type="float" office:value="15422365" calcext:value-type="float">
            <text:p>1542236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9"/>
          <table:table-cell table:formula="of:=[.U72]/1000" office:value-type="float" office:value="17735.72" calcext:value-type="float">
            <text:p>17735.72</text:p>
          </table:table-cell>
          <table:table-cell office:value-type="float" office:value="17735720" calcext:value-type="float">
            <text:p>1773572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19"/>
          <table:table-cell table:formula="of:=[.U73]/1000" office:value-type="float" office:value="20396.078" calcext:value-type="float">
            <text:p>20396.078</text:p>
          </table:table-cell>
          <table:table-cell office:value-type="float" office:value="20396078" calcext:value-type="float">
            <text:p>2039607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9"/>
          <table:table-cell table:formula="of:=[.U74]/1000" office:value-type="float" office:value="23455.489" calcext:value-type="float">
            <text:p>23455.489</text:p>
          </table:table-cell>
          <table:table-cell office:value-type="float" office:value="23455489" calcext:value-type="float">
            <text:p>234554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19"/>
          <table:table-cell table:formula="of:=[.U75]/1000" office:value-type="float" office:value="26973.813" calcext:value-type="float">
            <text:p>26973.813</text:p>
          </table:table-cell>
          <table:table-cell office:value-type="float" office:value="26973813" calcext:value-type="float">
            <text:p>2697381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19"/>
          <table:table-cell table:formula="of:=[.U76]/1000" office:value-type="float" office:value="31019.885" calcext:value-type="float">
            <text:p>31019.885</text:p>
          </table:table-cell>
          <table:table-cell office:value-type="float" office:value="31019885" calcext:value-type="float">
            <text:p>3101988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19"/>
          <table:table-cell table:formula="of:=[.U77]/1000" office:value-type="float" office:value="35672.867" calcext:value-type="float">
            <text:p>35672.867</text:p>
          </table:table-cell>
          <table:table-cell office:value-type="float" office:value="35672867" calcext:value-type="float">
            <text:p>3567286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19"/>
          <table:table-cell table:formula="of:=[.U78]/1000" office:value-type="float" office:value="41023.798" calcext:value-type="float">
            <text:p>41023.798</text:p>
          </table:table-cell>
          <table:table-cell office:value-type="float" office:value="41023798" calcext:value-type="float">
            <text:p>4102379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19"/>
          <table:table-cell table:formula="of:=[.U79]/1000" office:value-type="float" office:value="47177.367" calcext:value-type="float">
            <text:p>47177.367</text:p>
          </table:table-cell>
          <table:table-cell office:value-type="float" office:value="47177367" calcext:value-type="float">
            <text:p>4717736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19"/>
          <table:table-cell table:formula="of:=[.U80]/1000" office:value-type="float" office:value="54253.973" calcext:value-type="float">
            <text:p>54253.973</text:p>
          </table:table-cell>
          <table:table-cell office:value-type="float" office:value="54253973" calcext:value-type="float">
            <text:p>54253973</text:p>
          </table:table-cell>
          <table:table-cell office:value-type="float" office:value="83" calcext:value-type="float">
            <text:p>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 style:data-style-name="N2" text:time-value="15:09:24.99092586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5T12:56:41.597985406</meta:creation-date>
    <dc:date>2022-06-28T15:31:38.472126978</dc:date>
    <meta:editing-duration>PT7M48S</meta:editing-duration>
    <meta:editing-cycles>6</meta:editing-cycles>
    <meta:generator>LibreOffice/6.0.7.3$Linux_X86_64 LibreOffice_project/00m0$Build-3</meta:generator>
    <meta:document-statistic meta:table-count="1" meta:cell-count="43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742cm" svg:height="11.157cm" xlink:href=".." xlink:type="simple" chart:class="chart:scatter" chart:style-name="ch1">
        <chart:title svg:x="11.597cm" svg:y="0.359cm" chart:style-name="ch2">
          <text:p>Alte NANDs</text:p>
        </chart:title>
        <chart:legend chart:legend-position="end" svg:x="22.255cm" svg:y="4.034cm" style:legend-expansion="high" chart:style-name="ch3"/>
        <chart:plot-area chart:style-name="ch4" table:cell-range-address="Tabelle1.A1:Tabelle1.G38" chart:data-source-has-labels="row" svg:x="1.525cm" svg:y="1.361cm" svg:width="20.216cm" svg:height="8.592cm">
          <chartooo:coordinate-region svg:x="2.332cm" svg:y="1.561cm" svg:width="18.944cm" svg:height="7.745cm"/>
          <chart:axis chart:dimension="x" chart:name="primary-x" chart:style-name="ch5">
            <chart:title svg:x="10.398cm" svg:y="10.176cm" chart:style-name="ch6">
              <text:p>Frequenz in kHz</text:p>
            </chart:title>
          </chart:axis>
          <chart:axis chart:dimension="y" chart:name="primary-y" chart:style-name="ch5">
            <chart:title svg:x="0.451cm" svg:y="6.918cm" chart:style-name="ch7">
              <text:p>Stromfluss in mA</text:p>
            </chart:title>
            <chart:grid chart:style-name="ch8" chart:class="major"/>
          </chart:axis>
          <chart:series chart:style-name="ch9" chart:values-cell-range-address="Tabelle1.B2:Tabelle1.B38" chart:label-cell-address="Tabelle1.B1:Tabelle1.B1" chart:class="chart:scatter">
            <chart:domain table:cell-range-address="Tabelle1.A2:Tabelle1.A38"/>
            <chart:data-point chart:repeated="37"/>
          </chart:series>
          <chart:series chart:style-name="ch10" chart:values-cell-range-address="Tabelle1.C2:Tabelle1.C38" chart:label-cell-address="Tabelle1.C1:Tabelle1.C1" chart:class="chart:scatter">
            <chart:data-point chart:repeated="37"/>
          </chart:series>
          <chart:series chart:style-name="ch11" chart:values-cell-range-address="Tabelle1.D2:Tabelle1.D38" chart:label-cell-address="Tabelle1.D1:Tabelle1.D1" chart:class="chart:scatter">
            <chart:data-point chart:repeated="37"/>
          </chart:series>
          <chart:series chart:style-name="ch12" chart:values-cell-range-address="Tabelle1.E2:Tabelle1.E38" chart:label-cell-address="Tabelle1.E1:Tabelle1.E1" chart:class="chart:scatter">
            <chart:data-point chart:repeated="37"/>
          </chart:series>
          <chart:series chart:style-name="ch13" chart:values-cell-range-address="Tabelle1.F2:Tabelle1.F38" chart:label-cell-address="Tabelle1.F1:Tabelle1.F1" chart:class="chart:scatter">
            <chart:data-point chart:repeated="37"/>
          </chart:series>
          <chart:series chart:style-name="ch14" chart:values-cell-range-address="Tabelle1.G2:Tabelle1.G38" chart:label-cell-address="Tabelle1.G1:Tabelle1.G1" chart:class="chart:scatter">
            <chart:data-point chart:repeated="3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M74COON</text:p>
                <draw:g>
                  <svg:desc>Tabelle1.B1:Tabelle1.B1</svg:desc>
                </draw:g>
              </table:table-cell>
              <table:table-cell office:value-type="string">
                <text:p>K155LA3</text:p>
                <draw:g>
                  <svg:desc>Tabelle1.C1:Tabelle1.C1</svg:desc>
                </draw:g>
              </table:table-cell>
              <table:table-cell office:value-type="string">
                <text:p>V4012D</text:p>
                <draw:g>
                  <svg:desc>Tabelle1.D1:Tabelle1.D1</svg:desc>
                </draw:g>
              </table:table-cell>
              <table:table-cell office:value-type="string">
                <text:p>CD74HCT00E</text:p>
                <draw:g>
                  <svg:desc>Tabelle1.E1:Tabelle1.E1</svg:desc>
                </draw:g>
              </table:table-cell>
              <table:table-cell office:value-type="string">
                <text:p>SN74HC00</text:p>
                <draw:g>
                  <svg:desc>Tabelle1.F1:Tabelle1.F1</svg:desc>
                </draw:g>
              </table:table-cell>
              <table:table-cell office:value-type="string">
                <text:p>SN74LS25</text:p>
                <draw:g>
                  <svg:desc>Tabelle1.G1:Tabelle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A2:Tabelle1.A38</svg:desc>
                </draw:g>
              </table:table-cell>
              <table:table-cell office:value-type="float" office:value="0.0006">
                <text:p>0.0006</text:p>
                <draw:g>
                  <svg:desc>Tabelle1.B2:Tabelle1.B38</svg:desc>
                </draw:g>
              </table:table-cell>
              <table:table-cell office:value-type="float" office:value="1.54">
                <text:p>1.54</text:p>
                <draw:g>
                  <svg:desc>Tabelle1.C2:Tabelle1.C38</svg:desc>
                </draw:g>
              </table:table-cell>
              <table:table-cell office:value-type="float" office:value="0.0006">
                <text:p>0.0006</text:p>
                <draw:g>
                  <svg:desc>Tabelle1.D2:Tabelle1.D38</svg:desc>
                </draw:g>
              </table:table-cell>
              <table:table-cell office:value-type="float" office:value="0.0021">
                <text:p>0.0021</text:p>
                <draw:g>
                  <svg:desc>Tabelle1.E2:Tabelle1.E38</svg:desc>
                </draw:g>
              </table:table-cell>
              <table:table-cell office:value-type="float" office:value="0.0024">
                <text:p>0.0024</text:p>
                <draw:g>
                  <svg:desc>Tabelle1.F2:Tabelle1.F38</svg:desc>
                </draw:g>
              </table:table-cell>
              <table:table-cell office:value-type="float" office:value="0.439">
                <text:p>0.439</text:p>
                <draw:g>
                  <svg:desc>Tabelle1.G2:Tabelle1.G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024">
                <text:p>0.0024</text:p>
              </table:table-cell>
              <table:table-cell office:value-type="float" office:value="1.54">
                <text:p>1.54</text:p>
              </table:table-cell>
              <table:table-cell office:value-type="float" office:value="0.0019">
                <text:p>0.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3">
                <text:p>0.003</text:p>
              </table:table-cell>
              <table:table-cell office:value-type="float" office:value="1.54">
                <text:p>1.54</text:p>
              </table:table-cell>
              <table:table-cell office:value-type="float" office:value="0.0031">
                <text:p>0.0031</text:p>
              </table:table-cell>
              <table:table-cell office:value-type="float" office:value="0.0022">
                <text:p>0.0022</text:p>
              </table:table-cell>
              <table:table-cell office:value-type="float" office:value="0.0027">
                <text:p>0.0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6">
                <text:p>0.006</text:p>
              </table:table-cell>
              <table:table-cell office:value-type="float" office:value="NaN">
                <text:p>NaN</text:p>
              </table:table-cell>
              <table:table-cell office:value-type="float" office:value="0.0063">
                <text:p>0.0063</text:p>
              </table:table-cell>
              <table:table-cell office:value-type="float" office:value="0.0023">
                <text:p>0.0023</text:p>
              </table:table-cell>
              <table:table-cell office:value-type="float" office:value="0.0032">
                <text:p>0.003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0.0127">
                <text:p>0.0127</text:p>
              </table:table-cell>
              <table:table-cell office:value-type="float" office:value="0.0027">
                <text:p>0.0027</text:p>
              </table:table-cell>
              <table:table-cell office:value-type="float" office:value="0.004">
                <text:p>0.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  <table:table-cell office:value-type="float" office:value="0.0191">
                <text:p>0.0191</text:p>
              </table:table-cell>
              <table:table-cell office:value-type="float" office:value="0.003">
                <text:p>0.003</text:p>
              </table:table-cell>
              <table:table-cell office:value-type="float" office:value="0.0049">
                <text:p>0.0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0.0254">
                <text:p>0.0254</text:p>
              </table:table-cell>
              <table:table-cell office:value-type="float" office:value="0.0032">
                <text:p>0.0032</text:p>
              </table:table-cell>
              <table:table-cell office:value-type="float" office:value="0.0057">
                <text:p>0.0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0.0318">
                <text:p>0.0318</text:p>
              </table:table-cell>
              <table:table-cell office:value-type="float" office:value="0.0032">
                <text:p>0.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048">
                <text:p>0.048</text:p>
              </table:table-cell>
              <table:table-cell office:value-type="float" office:value="1.57">
                <text:p>1.57</text:p>
              </table:table-cell>
              <table:table-cell office:value-type="float" office:value="0.0507">
                <text:p>0.0507</text:p>
              </table:table-cell>
              <table:table-cell office:value-type="float" office:value="0.0024">
                <text:p>0.0024</text:p>
              </table:table-cell>
              <table:table-cell office:value-type="float" office:value="0.009">
                <text:p>0.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">
                <text:p>130</text:p>
              </table:table-cell>
              <table:table-cell office:value-type="float" office:value="0.077">
                <text:p>0.077</text:p>
              </table:table-cell>
              <table:table-cell office:value-type="float" office:value="NaN">
                <text:p>NaN</text:p>
              </table:table-cell>
              <table:table-cell office:value-type="float" office:value="0.0823">
                <text:p>0.0823</text:p>
              </table:table-cell>
              <table:table-cell office:value-type="float" office:value="0.0018">
                <text:p>0.0018</text:p>
              </table:table-cell>
              <table:table-cell office:value-type="float" office:value="0.0129">
                <text:p>0.0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0.118">
                <text:p>0.118</text:p>
              </table:table-cell>
              <table:table-cell office:value-type="float" office:value="1.62">
                <text:p>1.62</text:p>
              </table:table-cell>
              <table:table-cell office:value-type="float" office:value="0.1257">
                <text:p>0.1257</text:p>
              </table:table-cell>
              <table:table-cell office:value-type="float" office:value="0.0116">
                <text:p>0.0116</text:p>
              </table:table-cell>
              <table:table-cell office:value-type="float" office:value="0.0173">
                <text:p>0.0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">
                <text:p>300</text:p>
              </table:table-cell>
              <table:table-cell office:value-type="float" office:value="0.193">
                <text:p>0.193</text:p>
              </table:table-cell>
              <table:table-cell office:value-type="float" office:value="NaN">
                <text:p>NaN</text:p>
              </table:table-cell>
              <table:table-cell office:value-type="float" office:value="0.1853">
                <text:p>0.1853</text:p>
              </table:table-cell>
              <table:table-cell office:value-type="float" office:value="0.0315">
                <text:p>0.0315</text:p>
              </table:table-cell>
              <table:table-cell office:value-type="float" office:value="0.0223">
                <text:p>0.0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">
                <text:p>400</text:p>
              </table:table-cell>
              <table:table-cell office:value-type="float" office:value="0.258">
                <text:p>0.258</text:p>
              </table:table-cell>
              <table:table-cell office:value-type="float" office:value="NaN">
                <text:p>NaN</text:p>
              </table:table-cell>
              <table:table-cell office:value-type="float" office:value="0.2857">
                <text:p>0.2857</text:p>
              </table:table-cell>
              <table:table-cell office:value-type="float" office:value="0.054">
                <text:p>0.054</text:p>
              </table:table-cell>
              <table:table-cell office:value-type="float" office:value="0.0243">
                <text:p>0.0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">
                <text:p>500</text:p>
              </table:table-cell>
              <table:table-cell office:value-type="float" office:value="0.32">
                <text:p>0.32</text:p>
              </table:table-cell>
              <table:table-cell office:value-type="float" office:value="1.73">
                <text:p>1.73</text:p>
              </table:table-cell>
              <table:table-cell office:value-type="float" office:value="0.358">
                <text:p>0.358</text:p>
              </table:table-cell>
              <table:table-cell office:value-type="float" office:value="0.765">
                <text:p>0.765</text:p>
              </table:table-cell>
              <table:table-cell office:value-type="float" office:value="0.0254">
                <text:p>0.0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">
                <text:p>600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0.429">
                <text:p>0.429</text:p>
              </table:table-cell>
              <table:table-cell office:value-type="float" office:value="0.101">
                <text:p>0.101</text:p>
              </table:table-cell>
              <table:table-cell office:value-type="float" office:value="0.0263">
                <text:p>0.0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0">
                <text:p>700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124">
                <text:p>0.124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">
                <text:p>800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0.569">
                <text:p>0.569</text:p>
              </table:table-cell>
              <table:table-cell office:value-type="float" office:value="0.149">
                <text:p>0.149</text:p>
              </table:table-cell>
              <table:table-cell office:value-type="float" office:value="0.0253">
                <text:p>0.0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.577">
                <text:p>0.577</text:p>
              </table:table-cell>
              <table:table-cell office:value-type="float" office:value="NaN">
                <text:p>NaN</text:p>
              </table:table-cell>
              <table:table-cell office:value-type="float" office:value="0.636">
                <text:p>0.636</text:p>
              </table:table-cell>
              <table:table-cell office:value-type="float" office:value="0.172">
                <text:p>0.172</text:p>
              </table:table-cell>
              <table:table-cell office:value-type="float" office:value="0.0281">
                <text:p>0.0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0.64">
                <text:p>0.64</text:p>
              </table:table-cell>
              <table:table-cell office:value-type="float" office:value="1.93">
                <text:p>1.93</text:p>
              </table:table-cell>
              <table:table-cell office:value-type="float" office:value="0.7">
                <text:p>0.7</text:p>
              </table:table-cell>
              <table:table-cell office:value-type="float" office:value="0.295">
                <text:p>0.295</text:p>
              </table:table-cell>
              <table:table-cell office:value-type="float" office:value="0.0278">
                <text:p>0.027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0">
                <text:p>1500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1.02">
                <text:p>1.02</text:p>
              </table:table-cell>
              <table:table-cell office:value-type="float" office:value="0.468">
                <text:p>0.468</text:p>
              </table:table-cell>
              <table:table-cell office:value-type="float" office:value="0.0257">
                <text:p>0.0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">
                <text:p>2000</text:p>
              </table:table-cell>
              <table:table-cell office:value-type="float" office:value="1.2">
                <text:p>1.2</text:p>
              </table:table-cell>
              <table:table-cell office:value-type="float" office:value="2.28">
                <text:p>2.28</text:p>
              </table:table-cell>
              <table:table-cell office:value-type="float" office:value="1.25">
                <text:p>1.25</text:p>
              </table:table-cell>
              <table:table-cell office:value-type="float" office:value="0.674">
                <text:p>0.674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00">
                <text:p>2500</text:p>
              </table:table-cell>
              <table:table-cell office:value-type="float" office:value="1.37">
                <text:p>1.37</text:p>
              </table:table-cell>
              <table:table-cell office:value-type="float" office:value="2.46">
                <text:p>2.46</text:p>
              </table:table-cell>
              <table:table-cell office:value-type="float" office:value="1.39">
                <text:p>1.39</text:p>
              </table:table-cell>
              <table:table-cell office:value-type="float" office:value="0.855">
                <text:p>0.855</text:p>
              </table:table-cell>
              <table:table-cell office:value-type="float" office:value="0.0374">
                <text:p>0.0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0">
                <text:p>3000</text:p>
              </table:table-cell>
              <table:table-cell office:value-type="float" office:value="1.45">
                <text:p>1.45</text:p>
              </table:table-cell>
              <table:table-cell office:value-type="float" office:value="2.63">
                <text:p>2.63</text:p>
              </table:table-cell>
              <table:table-cell office:value-type="float" office:value="1.51">
                <text:p>1.51</text:p>
              </table:table-cell>
              <table:table-cell office:value-type="float" office:value="0.94">
                <text:p>0.94</text:p>
              </table:table-cell>
              <table:table-cell office:value-type="float" office:value="0.0445">
                <text:p>0.0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00">
                <text:p>3500</text:p>
              </table:table-cell>
              <table:table-cell office:value-type="float" office:value="1.48">
                <text:p>1.48</text:p>
              </table:table-cell>
              <table:table-cell office:value-type="float" office:value="2.78">
                <text:p>2.78</text:p>
              </table:table-cell>
              <table:table-cell office:value-type="float" office:value="1.6">
                <text:p>1.6</text:p>
              </table:table-cell>
              <table:table-cell office:value-type="float" office:value="1.06">
                <text:p>1.06</text:p>
              </table:table-cell>
              <table:table-cell office:value-type="float" office:value="0.0427">
                <text:p>0.0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0">
                <text:p>4000</text:p>
              </table:table-cell>
              <table:table-cell office:value-type="float" office:value="1.49">
                <text:p>1.49</text:p>
              </table:table-cell>
              <table:table-cell office:value-type="float" office:value="2.94">
                <text:p>2.94</text:p>
              </table:table-cell>
              <table:table-cell office:value-type="float" office:value="1.67">
                <text:p>1.67</text:p>
              </table:table-cell>
              <table:table-cell office:value-type="float" office:value="1.26">
                <text:p>1.26</text:p>
              </table:table-cell>
              <table:table-cell office:value-type="float" office:value="0.0385">
                <text:p>0.0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00">
                <text:p>5000</text:p>
              </table:table-cell>
              <table:table-cell office:value-type="float" office:value="1.44">
                <text:p>1.44</text:p>
              </table:table-cell>
              <table:table-cell office:value-type="float" office:value="3.3">
                <text:p>3.3</text:p>
              </table:table-cell>
              <table:table-cell office:value-type="float" office:value="1.74">
                <text:p>1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.4">
                <text:p>1.4</text:p>
              </table:table-cell>
              <table:table-cell office:value-type="float" office:value="3.56">
                <text:p>3.56</text:p>
              </table:table-cell>
              <table:table-cell office:value-type="float" office:value="1.79">
                <text:p>1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00">
                <text:p>7000</text:p>
              </table:table-cell>
              <table:table-cell office:value-type="float" office:value="1.38">
                <text:p>1.38</text:p>
              </table:table-cell>
              <table:table-cell office:value-type="float" office:value="3.84">
                <text:p>3.84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0">
                <text:p>8000</text:p>
              </table:table-cell>
              <table:table-cell office:value-type="float" office:value="1.33">
                <text:p>1.33</text:p>
              </table:table-cell>
              <table:table-cell office:value-type="float" office:value="4.06">
                <text:p>4.06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00">
                <text:p>9000</text:p>
              </table:table-cell>
              <table:table-cell office:value-type="float" office:value="1.28">
                <text:p>1.28</text:p>
              </table:table-cell>
              <table:table-cell office:value-type="float" office:value="4.2">
                <text:p>4.2</text:p>
              </table:table-cell>
              <table:table-cell office:value-type="float" office:value="1.76">
                <text:p>1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00">
                <text:p>10000</text:p>
              </table:table-cell>
              <table:table-cell office:value-type="float" office:value="1.22">
                <text:p>1.22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0">
                <text:p>20000</text:p>
              </table:table-cell>
              <table:table-cell office:value-type="float" office:value="0.7">
                <text:p>0.7</text:p>
              </table:table-cell>
              <table:table-cell office:value-type="float" office:value="5.38">
                <text:p>5.38</text:p>
              </table:table-cell>
              <table:table-cell office:value-type="float" office:value="1.33">
                <text:p>1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000">
                <text:p>30000</text:p>
              </table:table-cell>
              <table:table-cell office:value-type="float" office:value="0.54">
                <text:p>0.54</text:p>
              </table:table-cell>
              <table:table-cell office:value-type="float" office:value="4.6">
                <text:p>4.6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000">
                <text:p>40000</text:p>
              </table:table-cell>
              <table:table-cell office:value-type="float" office:value="0.45">
                <text:p>0.45</text:p>
              </table:table-cell>
              <table:table-cell office:value-type="float" office:value="3.6">
                <text:p>3.6</text:p>
              </table:table-cell>
              <table:table-cell office:value-type="float" office:value="1.14">
                <text:p>1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0">
                <text:p>50000</text:p>
              </table:table-cell>
              <table:table-cell office:value-type="float" office:value="0.43">
                <text:p>0.43</text:p>
              </table:table-cell>
              <table:table-cell office:value-type="float" office:value="3.2">
                <text:p>3.2</text:p>
              </table:table-cell>
              <table:table-cell office:value-type="float" office:value="1.09">
                <text:p>1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0">
                <text:p>60000</text:p>
              </table:table-cell>
              <table:table-cell office:value-type="float" office:value="0.4">
                <text:p>0.4</text:p>
              </table:table-cell>
              <table:table-cell office:value-type="float" office:value="3.14">
                <text:p>3.14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408cm" svg:height="18.229cm" xlink:href=".." xlink:type="simple" chart:class="chart:scatter" chart:style-name="ch1">
        <chart:legend chart:legend-position="end" svg:x="30.535cm" svg:y="8.815cm" style:legend-expansion="high" chart:style-name="ch2"/>
        <chart:plot-area chart:style-name="ch3" table:cell-range-address="Tabelle1.T2:Tabelle1.T80 Tabelle1.V1:Tabelle1.V80" chart:data-source-has-labels="row" svg:x="0.648cm" svg:y="0.364cm" svg:width="29.239cm" svg:height="17.501cm">
          <chartooo:coordinate-region svg:x="1.269cm" svg:y="0.563cm" svg:width="27.967cm" svg:height="16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V2:Tabelle1.V80" chart:label-cell-address="Tabelle1.V1:Tabelle1.V1" chart:class="chart:scatter">
            <chart:domain table:cell-range-address="Tabelle1.T2:Tabelle1.T80"/>
            <chart:data-point chart:repeated="7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mA</text:p>
                <draw:g>
                  <svg:desc>Tabelle1.V1:Tabelle1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T2:Tabelle1.T80</svg:desc>
                </draw:g>
              </table:table-cell>
              <table:table-cell office:value-type="float" office:value="55">
                <text:p>55</text:p>
                <draw:g>
                  <svg:desc>Tabelle1.V2:Tabelle1.V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5">
                <text:p>1.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22">
                <text:p>1.3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2">
                <text:p>1.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49">
                <text:p>1.7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11">
                <text:p>2.01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13">
                <text:p>2.31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6">
                <text:p>2.6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59">
                <text:p>3.0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17">
                <text:p>3.5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45">
                <text:p>4.0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652">
                <text:p>4.6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35">
                <text:p>5.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152">
                <text:p>6.15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075">
                <text:p>7.0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137">
                <text:p>8.1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357">
                <text:p>9.3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761">
                <text:p>10.7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375">
                <text:p>12.3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231">
                <text:p>14.23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366">
                <text:p>16.36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.821">
                <text:p>18.8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644">
                <text:p>21.6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.891">
                <text:p>24.8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625">
                <text:p>28.6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.918">
                <text:p>32.9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856">
                <text:p>37.8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.535">
                <text:p>43.5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.065">
                <text:p>50.0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575">
                <text:p>57.5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.211">
                <text:p>66.2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.143">
                <text:p>76.1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.565">
                <text:p>87.5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.699">
                <text:p>100.6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.804">
                <text:p>115.80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3.175">
                <text:p>133.17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3.151">
                <text:p>153.1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6.124">
                <text:p>176.1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2.543">
                <text:p>202.5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2.924">
                <text:p>232.9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7.863">
                <text:p>267.86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8.043">
                <text:p>308.0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4.249">
                <text:p>354.2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7.386">
                <text:p>407.3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8.495">
                <text:p>468.4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8.769">
                <text:p>538.76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9.584">
                <text:p>619.5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12.522">
                <text:p>712.5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19.4">
                <text:p>819.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42.31">
                <text:p>942.3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83.657">
                <text:p>1083.6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46.206">
                <text:p>1246.20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33.136">
                <text:p>1433.1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48.107">
                <text:p>1648.10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95.323">
                <text:p>1895.3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79.622">
                <text:p>2179.6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06.565">
                <text:p>2506.56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82.55">
                <text:p>2882.5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14.932">
                <text:p>3314.93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12.172">
                <text:p>3812.1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83.998">
                <text:p>4383.99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41.598">
                <text:p>5041.59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97.838">
                <text:p>5797.8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67.514">
                <text:p>6667.5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667.641">
                <text:p>7667.64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817.787">
                <text:p>8817.78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40.455">
                <text:p>10140.45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661.523">
                <text:p>11661.52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410.752">
                <text:p>13410.75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422.365">
                <text:p>15422.36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735.72">
                <text:p>17735.7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396.078">
                <text:p>20396.0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455.489">
                <text:p>23455.48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973.813">
                <text:p>26973.81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019.885">
                <text:p>31019.88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672.867">
                <text:p>35672.86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023.798">
                <text:p>41023.7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177.367">
                <text:p>47177.36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253.973">
                <text:p>54253.973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538cm" svg:height="11.184cm" xlink:href=".." xlink:type="simple" chart:class="chart:scatter" chart:style-name="ch1">
        <chart:legend chart:legend-position="end" svg:x="17.501cm" svg:y="5.293cm" style:legend-expansion="high" chart:style-name="ch2"/>
        <chart:plot-area chart:style-name="ch3" table:cell-range-address="Tabelle1.A2:Tabelle1.A26 Tabelle1.F1:Tabelle1.F26" chart:data-source-has-labels="row" svg:x="0.41cm" svg:y="0.223cm" svg:width="16.681cm" svg:height="10.738cm">
          <chartooo:coordinate-region svg:x="1.508cm" svg:y="0.422cm" svg:width="15.211cm" svg:height="9.8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F2:Tabelle1.F26" chart:label-cell-address="Tabelle1.F1:Tabelle1.F1" chart:class="chart:scatter">
            <chart:domain table:cell-range-address="Tabelle1.A2:Tabelle1.A26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N74HC00</text:p>
                <draw:g>
                  <svg:desc>Tabelle1.F1:Tabe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A2:Tabelle1.A26</svg:desc>
                </draw:g>
              </table:table-cell>
              <table:table-cell office:value-type="float" office:value="0.0024">
                <text:p>0.0024</text:p>
                <draw:g>
                  <svg:desc>Tabelle1.F2:Tabelle1.F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">
                <text:p>130</text:p>
              </table:table-cell>
              <table:table-cell office:value-type="float" office:value="0.0129">
                <text:p>0.0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0.0173">
                <text:p>0.01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">
                <text:p>300</text:p>
              </table:table-cell>
              <table:table-cell office:value-type="float" office:value="0.0223">
                <text:p>0.02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">
                <text:p>400</text:p>
              </table:table-cell>
              <table:table-cell office:value-type="float" office:value="0.0243">
                <text:p>0.02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">
                <text:p>500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">
                <text:p>600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0">
                <text:p>70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">
                <text:p>800</text:p>
              </table:table-cell>
              <table:table-cell office:value-type="float" office:value="0.0253">
                <text:p>0.02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0">
                <text:p>1500</text:p>
              </table:table-cell>
              <table:table-cell office:value-type="float" office:value="0.0257">
                <text:p>0.02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">
                <text:p>200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00">
                <text:p>2500</text:p>
              </table:table-cell>
              <table:table-cell office:value-type="float" office:value="0.0374">
                <text:p>0.0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0">
                <text:p>3000</text:p>
              </table:table-cell>
              <table:table-cell office:value-type="float" office:value="0.0445">
                <text:p>0.04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00">
                <text:p>3500</text:p>
              </table:table-cell>
              <table:table-cell office:value-type="float" office:value="0.0427">
                <text:p>0.04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